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46000002F02CA547A0D4E45E5F.png" manifest:media-type="image/png"/>
  <manifest:file-entry manifest:full-path="Pictures/100000000000025D00000281B6584A3AE3B886A7.png" manifest:media-type="image/png"/>
  <manifest:file-entry manifest:full-path="Pictures/1000000000000347000002F3D95AF33ADFEDA82A.png" manifest:media-type="image/png"/>
  <manifest:file-entry manifest:full-path="Pictures/1000000000000343000002EE6601541470779976.png" manifest:media-type="image/png"/>
  <manifest:file-entry manifest:full-path="Pictures/10000000000003A80000033DF99B35E039EE48CE.png" manifest:media-type="image/png"/>
  <manifest:file-entry manifest:full-path="Pictures/1000000000000214000002CF38AB92BA3DF4FA66.png" manifest:media-type="image/png"/>
  <manifest:file-entry manifest:full-path="Pictures/10000000000002DD0000030A7F09B5CF7C64B1B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94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25cm" fo:min-width="1.2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7cm" fo:min-width="3.846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25cm" fo:min-width="0.375cm"/>
    </style:style>
    <style:style style:name="gr10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25cm" fo:min-width="0.81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cm" fo:min-width="2.542cm"/>
      <style:paragraph-properties style:writing-mode="lr-tb"/>
    </style:style>
    <style:style style:name="gr13" style:family="graphic" style:parent-style-name="standard">
      <style:graphic-properties draw:fill="solid" draw:fill-color="#81d41a" draw:textarea-horizontal-align="justify" draw:textarea-vertical-align="middle" draw:auto-grow-height="false" fo:min-height="0cm" fo:min-width="0.814cm"/>
    </style:style>
    <style:style style:name="gr14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.814cm"/>
    </style:style>
    <style:style style:name="pr1" style:family="presentation" style:parent-style-name="標準-title">
      <style:graphic-properties fo:min-height="2.629cm"/>
      <style:paragraph-properties style:writing-mode="lr-tb"/>
    </style:style>
    <style:style style:name="pr2" style:family="presentation" style:parent-style-name="標準-notes">
      <style:graphic-properties draw:fill-color="#ffffff" fo:min-height="13.364cm"/>
      <style:paragraph-properties style:writing-mode="lr-tb"/>
    </style:style>
    <style:style style:name="pr3" style:family="presentation" style:parent-style-name="標準-outline1">
      <style:graphic-properties fo:min-height="8.884cm"/>
      <style:paragraph-properties style:writing-mode="lr-tb"/>
    </style:style>
    <style:style style:name="P1" style:family="paragraph">
      <style:paragraph-properties style:writing-mode="lr-tb"/>
      <style:text-properties fo:font-size="36pt" style:font-size-asian="36pt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style:paragraph-properties style:writing-mode="lr-tb"/>
      <style:text-properties fo:font-size="26pt" style:font-size-asian="26pt" style:font-size-complex="32pt"/>
    </style:style>
    <style:style style:name="P9" style:family="paragraph">
      <style:paragraph-properties fo:margin-top="0.5cm" fo:margin-bottom="0cm"/>
      <style:text-properties fo:hyphenate="false" loext:hyphenation-no-caps="false"/>
    </style:style>
    <style:style style:name="P10" style:family="paragraph">
      <style:paragraph-properties style:writing-mode="lr-tb"/>
      <style:text-properties fo:font-size="22pt" style:font-size-asian="22pt" style:font-size-complex="32pt"/>
    </style:style>
    <style:style style:name="P11" style:family="paragraph">
      <loext:graphic-properties draw:fill="solid" draw:fill-color="#81d41a"/>
      <style:paragraph-properties fo:text-align="center"/>
    </style:style>
    <style:style style:name="P12" style:family="paragraph">
      <loext:graphic-properties draw:fill="solid" draw:fill-color="#ff0000"/>
      <style:paragraph-properties fo:text-align="center"/>
    </style:style>
    <style:style style:name="T1" style:family="text">
      <style:text-properties fo:font-size="36pt" style:font-size-asian="36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游ゴシック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6pt" style:font-size-asian="26pt" style:font-size-complex="32pt"/>
    </style:style>
    <style:style style:name="T4" style:family="text">
      <style:text-properties fo:font-size="22pt" style:font-size-asian="22pt" style:font-size-complex="32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游ゴシック" style:font-size-asian="2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Overview</text:span><text:span text:style-name="T1">図からたどる</text:span><text:span text:style-name="T1">SPDX</text:span><text:span text:style-name="T1">の変遷</text:span></text:p>
          </draw:text-box>
        </draw:frame>
        <draw:frame draw:style-name="gr1" draw:text-style-name="P2" draw:layer="layout" svg:width="8.44cm" svg:height="0.962cm" svg:x="17.5cm" svg:y="12.5cm">
          <draw:text-box>
            <text:p>OpenChain JWG SBOM SG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frame presentation:style-name="pr1" draw:text-style-name="P5" draw:layer="layout" svg:width="25.199cm" svg:height="2.629cm" svg:x="1.4cm" svg:y="0.628cm" presentation:class="title">
          <draw:text-box>
            <text:p text:style-name="P4"><text:span text:style-name="T2">v1.0</text:span><text:span text:style-name="T2">から</text:span>v1.2まで</text:p>
          </draw:text-box>
        </draw:frame>
        <draw:frame draw:style-name="gr3" draw:text-style-name="P6" draw:layer="layout" svg:width="8cm" svg:height="7.176cm" svg:x="1.2cm" svg:y="3.5cm">
          <draw:image xlink:href="Pictures/1000000000000346000002F02CA547A0D4E45E5F.png" xlink:type="simple" xlink:show="embed" xlink:actuate="onLoad" draw:mime-type="image/png">
            <text:p/>
          </draw:image>
        </draw:frame>
        <draw:frame draw:style-name="gr3" draw:text-style-name="P6" draw:layer="layout" svg:width="8.334cm" svg:height="7.5cm" svg:x="9.9cm" svg:y="3.4cm">
          <draw:image xlink:href="Pictures/1000000000000347000002F3D95AF33ADFEDA82A.png" xlink:type="simple" xlink:show="embed" xlink:actuate="onLoad" draw:mime-type="image/png">
            <text:p/>
          </draw:image>
        </draw:frame>
        <draw:frame draw:style-name="gr4" draw:text-style-name="P2" draw:layer="layout" svg:width="1.7cm" svg:height="0.962cm" svg:x="4.5cm" svg:y="11cm">
          <draw:text-box>
            <text:p>v1.0</text:p>
          </draw:text-box>
        </draw:frame>
        <draw:frame draw:style-name="gr5" draw:text-style-name="P2" draw:layer="layout" svg:width="1.883cm" svg:height="0.962cm" svg:x="12.617cm" svg:y="11.038cm">
          <draw:text-box>
            <text:p>v1.1</text:p>
          </draw:text-box>
        </draw:frame>
        <draw:frame draw:style-name="gr3" draw:text-style-name="P6" draw:layer="layout" svg:width="8.351cm" svg:height="7.5cm" svg:x="18.834cm" svg:y="3.4cm">
          <draw:image xlink:href="Pictures/1000000000000343000002EE6601541470779976.png" xlink:type="simple" xlink:show="embed" xlink:actuate="onLoad" draw:mime-type="image/png">
            <text:p/>
          </draw:image>
        </draw:frame>
        <draw:frame draw:style-name="gr6" draw:text-style-name="P2" draw:layer="layout" svg:width="1.883cm" svg:height="1.673cm" svg:x="21.117cm" svg:y="11.038cm">
          <draw:text-box>
            <text:p>v1.2</text:p>
          </draw:text-box>
        </draw:frame>
        <draw:custom-shape draw:style-name="gr7" draw:text-style-name="P4" draw:layer="layout" svg:width="2cm" svg:height="1cm" svg:x="8.2cm" svg:y="6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4" draw:layer="layout" svg:width="2cm" svg:height="1cm" svg:x="17.2cm" svg:y="6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2">v1.2</text:span><text:span text:style-name="T2">から</text:span>v2.1まで</text:p>
          </draw:text-box>
        </draw:frame>
        <draw:frame draw:style-name="gr3" draw:text-style-name="P6" draw:layer="layout" svg:width="8cm" svg:height="7.088cm" svg:x="10.897cm" svg:y="3.257cm">
          <draw:image xlink:href="Pictures/10000000000003A80000033DF99B35E039EE48CE.png" xlink:type="simple" xlink:show="embed" xlink:actuate="onLoad" draw:mime-type="image/png">
            <text:p/>
          </draw:image>
        </draw:frame>
        <draw:frame draw:style-name="gr3" draw:text-style-name="P6" draw:layer="layout" svg:width="6.838cm" svg:height="7.243cm" svg:x="19.962cm" svg:y="3.257cm">
          <draw:image xlink:href="Pictures/100000000000025D00000281B6584A3AE3B886A7.png" xlink:type="simple" xlink:show="embed" xlink:actuate="onLoad" draw:mime-type="image/png">
            <text:p/>
          </draw:image>
        </draw:frame>
        <draw:frame draw:style-name="gr3" draw:text-style-name="P6" draw:layer="layout" svg:width="8.351cm" svg:height="7.5cm" svg:x="1.3cm" svg:y="3.257cm">
          <draw:image xlink:href="Pictures/1000000000000343000002EE6601541470779976.png" xlink:type="simple" xlink:show="embed" xlink:actuate="onLoad" draw:mime-type="image/png">
            <text:p/>
          </draw:image>
        </draw:frame>
        <draw:frame draw:style-name="gr8" draw:text-style-name="P2" draw:layer="layout" svg:width="4.346cm" svg:height="0.967cm" svg:x="3.617cm" svg:y="10.8cm">
          <draw:text-box>
            <text:p>V1.2（再掲）</text:p>
          </draw:text-box>
        </draw:frame>
        <draw:custom-shape draw:style-name="gr9" draw:text-style-name="P4" draw:layer="layout" svg:width="1cm" svg:height="1cm" svg:x="9.7cm" svg:y="6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4" draw:layer="layout" svg:width="1cm" svg:height="1cm" svg:x="19cm" svg:y="6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frame presentation:style-name="pr1" draw:text-style-name="P5" draw:layer="layout" svg:width="25.199cm" svg:height="2.629cm" svg:x="1.4cm" svg:y="0.628cm" presentation:class="title">
          <draw:text-box>
            <text:p text:style-name="P4"><text:span text:style-name="T2">v2.1</text:span><text:span text:style-name="T2">から</text:span>v2.3まで</text:p>
          </draw:text-box>
        </draw:frame>
        <draw:frame draw:style-name="gr3" draw:text-style-name="P6" draw:layer="layout" svg:width="6.549cm" svg:height="8.852cm" svg:x="19.951cm" svg:y="3.648cm">
          <draw:image xlink:href="Pictures/1000000000000214000002CF38AB92BA3DF4FA66.png" xlink:type="simple" xlink:show="embed" xlink:actuate="onLoad" draw:mime-type="image/png">
            <text:p/>
          </draw:image>
        </draw:frame>
        <draw:frame draw:style-name="gr10" draw:text-style-name="P7" draw:layer="layout" svg:width="6.838cm" svg:height="7.243cm" svg:x="1.765cm" svg:y="3.558cm">
          <draw:image xlink:href="Pictures/100000000000025D00000281B6584A3AE3B886A7.png" xlink:type="simple" xlink:show="embed" xlink:actuate="onLoad" draw:mime-type="image/png">
            <text:p text:style-name="P4">f</text:p>
          </draw:image>
        </draw:frame>
        <draw:frame draw:style-name="gr3" draw:text-style-name="P6" draw:layer="layout" svg:width="6.861cm" svg:height="7.282cm" svg:x="10.639cm" svg:y="3.718cm">
          <draw:image xlink:href="Pictures/10000000000002DD0000030A7F09B5CF7C64B1B2.png" xlink:type="simple" xlink:show="embed" xlink:actuate="onLoad" draw:mime-type="image/png">
            <text:p/>
          </draw:image>
        </draw:frame>
        <draw:custom-shape draw:style-name="gr11" draw:text-style-name="P4" draw:layer="layout" svg:width="1.5cm" svg:height="1cm" svg:x="8.9cm" svg:y="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4" draw:layer="layout" svg:width="1.5cm" svg:height="1cm" svg:x="18cm" svg:y="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2" draw:layer="layout" svg:width="3.042cm" svg:height="0.95cm" svg:x="3.5cm" svg:y="11cm">
          <draw:text-box>
            <text:p>（再掲）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>ちょっとした詳細</text:p>
          </draw:text-box>
        </draw:frame>
        <draw:frame presentation:style-name="pr3" draw:text-style-name="P5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draw:frame presentation:style-name="pr1" draw:text-style-name="P5" draw:layer="layout" svg:width="25.199cm" svg:height="2.629cm" svg:x="1.4cm" svg:y="0.628cm" presentation:class="title">
          <draw:text-box>
            <text:p>v1.0からv1.2まで</text:p>
          </draw:text-box>
        </draw:frame>
        <draw:frame presentation:style-name="pr3" draw:text-style-name="P8" draw:layer="layout" svg:width="16.599cm" svg:height="1.315cm" svg:x="5.901cm" svg:y="13.5cm" presentation:class="outline" presentation:user-transformed="true">
          <draw:text-box>
            <text:list text:style-name="L2">
              <text:list-header>
                <text:p><text:span text:style-name="T3">図としての変化はありません。</text:span></text:p>
              </text:list-header>
            </text:list>
          </draw:text-box>
        </draw:frame>
        <draw:frame draw:style-name="gr3" draw:text-style-name="P6" draw:layer="layout" svg:width="8cm" svg:height="7.176cm" svg:x="1.201cm" svg:y="3.501cm">
          <draw:image xlink:href="Pictures/1000000000000346000002F02CA547A0D4E45E5F.png" xlink:type="simple" xlink:show="embed" xlink:actuate="onLoad" draw:mime-type="image/png">
            <text:p/>
          </draw:image>
        </draw:frame>
        <draw:frame draw:style-name="gr3" draw:text-style-name="P6" draw:layer="layout" svg:width="8.334cm" svg:height="7.5cm" svg:x="9.901cm" svg:y="3.401cm">
          <draw:image xlink:href="Pictures/1000000000000347000002F3D95AF33ADFEDA82A.png" xlink:type="simple" xlink:show="embed" xlink:actuate="onLoad" draw:mime-type="image/png">
            <text:p/>
          </draw:image>
        </draw:frame>
        <draw:frame draw:style-name="gr4" draw:text-style-name="P2" draw:layer="layout" svg:width="1.7cm" svg:height="0.962cm" svg:x="4.501cm" svg:y="11.001cm">
          <draw:text-box>
            <text:p>v1.0</text:p>
          </draw:text-box>
        </draw:frame>
        <draw:frame draw:style-name="gr5" draw:text-style-name="P2" draw:layer="layout" svg:width="1.883cm" svg:height="0.962cm" svg:x="12.618cm" svg:y="11.039cm">
          <draw:text-box>
            <text:p>v1.1</text:p>
          </draw:text-box>
        </draw:frame>
        <draw:frame draw:style-name="gr3" draw:text-style-name="P6" draw:layer="layout" svg:width="8.351cm" svg:height="7.5cm" svg:x="18.835cm" svg:y="3.401cm">
          <draw:image xlink:href="Pictures/1000000000000343000002EE6601541470779976.png" xlink:type="simple" xlink:show="embed" xlink:actuate="onLoad" draw:mime-type="image/png">
            <text:p/>
          </draw:image>
        </draw:frame>
        <draw:frame draw:style-name="gr6" draw:text-style-name="P2" draw:layer="layout" svg:width="1.883cm" svg:height="1.673cm" svg:x="21.118cm" svg:y="11.039cm">
          <draw:text-box>
            <text:p>v1.2</text:p>
          </draw:text-box>
        </draw:frame>
        <draw:custom-shape draw:style-name="gr7" draw:text-style-name="P4" draw:layer="layout" svg:width="2cm" svg:height="1cm" svg:x="8.201cm" svg:y="6.6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4" draw:layer="layout" svg:width="2cm" svg:height="1cm" svg:x="17.201cm" svg:y="6.5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draw:frame presentation:style-name="pr1" draw:text-style-name="P5" draw:layer="layout" svg:width="25.199cm" svg:height="2.629cm" svg:x="1.4cm" svg:y="0.628cm" presentation:class="title">
          <draw:text-box>
            <text:p>v1.2からv2.0</text:p>
          </draw:text-box>
        </draw:frame>
        <draw:frame presentation:style-name="pr3" draw:text-style-name="P10" draw:layer="layout" svg:width="25.099cm" svg:height="5cm" svg:x="1.5cm" svg:y="9.5cm" presentation:class="outline" presentation:user-transformed="true">
          <draw:text-box>
            <text:list text:style-name="L2">
              <text:list-item>
                <text:p text:style-name="P9"><text:span text:style-name="T4">Package Info</text:span><text:span text:style-name="T4">が複数になりました</text:span></text:p>
              </text:list-item>
              <text:list-item>
                <text:p text:style-name="P9"><text:span text:style-name="T4">Relationships</text:span><text:span text:style-name="T4">が増えました</text:span></text:p>
              </text:list-item>
              <text:list-item>
                <text:p text:style-name="P9"><text:span text:style-name="T5">Reviewer Info</text:span><text:span text:style-name="T5">がなくなりました（代わりに下の</text:span><text:span text:style-name="T4">Annotations</text:span><text:span text:style-name="T4">を使います）</text:span></text:p>
              </text:list-item>
              <text:list-item>
                <text:p text:style-name="P9"><text:span text:style-name="T4">Annotations</text:span><text:span text:style-name="T4">が増えました</text:span></text:p>
                <text:p><text:span text:style-name="T4"/></text:p>
              </text:list-item>
            </text:list>
          </draw:text-box>
        </draw:frame>
        <draw:frame draw:style-name="gr3" draw:text-style-name="P6" draw:layer="layout" svg:width="7cm" svg:height="6.279cm" svg:x="5cm" svg:y="3cm">
          <draw:image xlink:href="Pictures/1000000000000346000002F02CA547A0D4E45E5F.png" xlink:type="simple" xlink:show="embed" xlink:actuate="onLoad" draw:mime-type="image/png">
            <text:p/>
          </draw:image>
        </draw:frame>
        <draw:frame draw:style-name="gr3" draw:text-style-name="P6" draw:layer="layout" svg:width="6.871cm" svg:height="6.088cm" svg:x="15cm" svg:y="3cm">
          <draw:image xlink:href="Pictures/10000000000003A80000033DF99B35E039EE48CE.png" xlink:type="simple" xlink:show="embed" xlink:actuate="onLoad" draw:mime-type="image/png">
            <text:p/>
          </draw:image>
        </draw:frame>
        <draw:custom-shape draw:style-name="gr11" draw:text-style-name="P4" draw:layer="layout" svg:width="1.5cm" svg:height="1cm" svg:x="12.5cm" svg:y="5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1" draw:layer="layout" svg:width="1.5cm" svg:height="0.5cm" svg:x="20.9cm" svg:y="4.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1" draw:layer="layout" svg:width="1.5cm" svg:height="0.5cm" svg:x="21cm" svg:y="7.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1" draw:layer="layout" svg:width="1.5cm" svg:height="0.5cm" svg:x="21.001cm" svg:y="8.10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2" draw:layer="layout" svg:width="1.5cm" svg:height="0.5cm" svg:x="10.5cm" svg:y="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draw:frame presentation:style-name="pr1" draw:text-style-name="P5" draw:layer="layout" svg:width="25.199cm" svg:height="2.629cm" svg:x="1.4cm" svg:y="0.628cm" presentation:class="title">
          <draw:text-box>
            <text:p>v2.0からv2.1</text:p>
          </draw:text-box>
        </draw:frame>
        <draw:frame presentation:style-name="pr3" draw:text-style-name="P10" draw:layer="layout" svg:width="25.099cm" svg:height="5cm" svg:x="1.5cm" svg:y="9.5cm" presentation:class="outline" presentation:user-transformed="true">
          <draw:text-box>
            <text:list text:style-name="L2">
              <text:list-item>
                <text:p text:style-name="P9"><text:span text:style-name="T5">Snippet Info</text:span><text:span text:style-name="T5">が</text:span><text:span text:style-name="T4">増えました</text:span></text:p>
              </text:list-item>
            </text:list>
          </draw:text-box>
        </draw:frame>
        <draw:frame draw:style-name="gr3" draw:text-style-name="P6" draw:layer="layout" svg:width="6.871cm" svg:height="6.088cm" svg:x="4.5cm" svg:y="3cm">
          <draw:image xlink:href="Pictures/10000000000003A80000033DF99B35E039EE48CE.png" xlink:type="simple" xlink:show="embed" xlink:actuate="onLoad" draw:mime-type="image/png">
            <text:p/>
          </draw:image>
        </draw:frame>
        <draw:frame draw:style-name="gr3" draw:text-style-name="P6" draw:layer="layout" svg:width="6.338cm" svg:height="6.713cm" svg:x="14.662cm" svg:y="2.757cm">
          <draw:image xlink:href="Pictures/100000000000025D00000281B6584A3AE3B886A7.png" xlink:type="simple" xlink:show="embed" xlink:actuate="onLoad" draw:mime-type="image/png">
            <text:p/>
          </draw:image>
        </draw:frame>
        <draw:custom-shape draw:style-name="gr11" draw:text-style-name="P4" draw:layer="layout" svg:width="1.5cm" svg:height="1cm" svg:x="12.5cm" svg:y="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1" draw:layer="layout" svg:width="1.5cm" svg:height="0.5cm" svg:x="20.4cm" svg:y="5.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draw:frame presentation:style-name="pr1" draw:text-style-name="P5" draw:layer="layout" svg:width="25.199cm" svg:height="2.629cm" svg:x="1.4cm" svg:y="0.628cm" presentation:class="title">
          <draw:text-box>
            <text:p>v2.1からv2.2</text:p>
          </draw:text-box>
        </draw:frame>
        <draw:frame presentation:style-name="pr3" draw:text-style-name="P8" draw:layer="layout" svg:width="16.599cm" svg:height="2.634cm" svg:x="5.5cm" svg:y="11.5cm" presentation:class="outline" presentation:user-transformed="true">
          <draw:text-box>
            <text:list text:style-name="L2">
              <text:list-header>
                <text:p><text:span text:style-name="T3">図としての変化はありません。</text:span></text:p>
              </text:list-header>
            </text:list>
          </draw:text-box>
        </draw:frame>
        <draw:frame draw:style-name="gr3" draw:text-style-name="P6" draw:layer="layout" svg:width="6.5cm" svg:height="6.884cm" svg:x="3.5cm" svg:y="3.257cm">
          <draw:image xlink:href="Pictures/100000000000025D00000281B6584A3AE3B886A7.png" xlink:type="simple" xlink:show="embed" xlink:actuate="onLoad" draw:mime-type="image/png">
            <text:p/>
          </draw:image>
        </draw:frame>
        <draw:frame draw:style-name="gr3" draw:text-style-name="P6" draw:layer="layout" svg:width="6.39cm" svg:height="6.782cm" svg:x="14.5cm" svg:y="3.257cm">
          <draw:image xlink:href="Pictures/10000000000002DD0000030A7F09B5CF7C64B1B2.png" xlink:type="simple" xlink:show="embed" xlink:actuate="onLoad" draw:mime-type="image/png">
            <text:p/>
          </draw:image>
        </draw:frame>
        <draw:custom-shape draw:style-name="gr11" draw:text-style-name="P4" draw:layer="layout" svg:width="1.5cm" svg:height="1cm" svg:x="11.5cm" svg:y="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1">
        <draw:frame presentation:style-name="pr1" draw:text-style-name="P5" draw:layer="layout" svg:width="25.199cm" svg:height="2.629cm" svg:x="1.4cm" svg:y="0.628cm" presentation:class="title">
          <draw:text-box>
            <text:p>v2.2からv2.3</text:p>
          </draw:text-box>
        </draw:frame>
        <draw:frame draw:style-name="gr3" draw:text-style-name="P6" draw:layer="layout" svg:width="6.39cm" svg:height="6.782cm" svg:x="4cm" svg:y="3.5cm">
          <draw:image xlink:href="Pictures/10000000000002DD0000030A7F09B5CF7C64B1B2.png" xlink:type="simple" xlink:show="embed" xlink:actuate="onLoad" draw:mime-type="image/png">
            <text:p/>
          </draw:image>
        </draw:frame>
        <draw:custom-shape draw:style-name="gr11" draw:text-style-name="P4" draw:layer="layout" svg:width="1.5cm" svg:height="1cm" svg:x="11.5cm" svg:y="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6" draw:layer="layout" svg:width="5.549cm" svg:height="7.5cm" svg:x="15cm" svg:y="3.5cm">
          <draw:image xlink:href="Pictures/1000000000000214000002CF38AB92BA3DF4FA66.png" xlink:type="simple" xlink:show="embed" xlink:actuate="onLoad" draw:mime-type="image/png">
            <text:p/>
          </draw:image>
        </draw:frame>
        <draw:custom-shape draw:style-name="gr13" draw:text-style-name="P11" draw:layer="layout" svg:width="1.5cm" svg:height="0.5cm" svg:x="20.1cm" svg:y="10.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3" draw:text-style-name="P10" draw:layer="layout" svg:width="25.099cm" svg:height="3.5cm" svg:x="1.501cm" svg:y="11cm" presentation:class="outline" presentation:user-transformed="true">
          <draw:text-box>
            <text:list text:style-name="L2">
              <text:list-item>
                <text:p text:style-name="P9"><text:span text:style-name="T4">（図の描き方が変わっています）</text:span></text:p>
              </text:list-item>
              <text:list-item>
                <text:p text:style-name="P9"><text:span text:style-name="T4">Review Info</text:span><text:span text:style-name="T4">が増えました（が、「</text:span><text:span text:style-name="T4">2.0</text:span><text:span text:style-name="T4">で非推奨になったもの」とありますので、</text:span><text:span text:style-name="T4">1.x</text:span><text:span text:style-name="T4">にあった</text:span><text:span text:style-name="T4">Reviewer Info</text:span><text:span text:style-name="T4">と同一のものであり、今回あえて図示したものと思われます（</text:span><text:span text:style-name="T4">2.0-2.2</text:span><text:span text:style-name="T4">にも非推奨ながら存在はしていた））</text:span></text:p>
                <text:p text:style-name="P9"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2T1">
        <draw:frame presentation:style-name="pr1" draw:text-style-name="P5" draw:layer="layout" svg:width="25.199cm" svg:height="2.629cm" svg:x="1.4cm" svg:y="0.628cm" presentation:class="title">
          <draw:text-box>
            <text:p>参考資料</text:p>
          </draw:text-box>
        </draw:frame>
        <draw:frame presentation:style-name="pr3" draw:text-style-name="P5" draw:layer="layout" svg:width="25.199cm" svg:height="9.134cm" svg:x="1.4cm" svg:y="3.685cm" presentation:class="outline">
          <draw:text-box>
            <text:list text:style-name="L2">
              <text:list-item>
                <text:p>https://spdx.dev/specifications/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游明朝" fo:font-size="24pt" fo:language="en" fo:country="US" style:font-name-asian="游明朝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2.629cm" svg:x="1.4cm" svg:y="0.628cm" presentation:class="title" presentation:placeholder="true">
        <draw:text-box/>
      </draw:frame>
      <draw:frame presentation:style-name="標準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3-07T17:10:04.671000000</meta:creation-date>
    <dc:date>2023-03-17T15:06:17.651000000</dc:date>
    <meta:editing-duration>PT43M36S</meta:editing-duration>
    <meta:editing-cycles>5</meta:editing-cycles>
    <meta:generator>LibreOffice/7.3.2.2$Windows_X86_64 LibreOffice_project/49f2b1bff42cfccbd8f788c8dc32c1c309559be0</meta:generator>
    <meta:document-statistic meta:object-count="108"/>
  </office:meta>
</office:document-meta>
</file>